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2217in"/>
    </style:style>
    <style:style style:name="co4" style:family="table-column">
      <style:table-column-properties fo:break-before="auto" style:column-width="0.2366in"/>
    </style:style>
    <style:style style:name="co5" style:family="table-column">
      <style:table-column-properties fo:break-before="auto" style:column-width="0.7591in"/>
    </style:style>
    <style:style style:name="co6" style:family="table-column">
      <style:table-column-properties fo:break-before="auto" style:column-width="1.1339in"/>
    </style:style>
    <style:style style:name="co7" style:family="table-column">
      <style:table-column-properties fo:break-before="auto" style:column-width="1.442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Accent_20_1">
      <style:table-cell-properties fo:background-color="#ffffff"/>
    </style:style>
    <style:style style:name="ce5" style:family="table-cell" style:parent-style-name="Accent_20_1" style:data-style-name="N124">
      <style:table-cell-properties fo:background-color="#ffffff"/>
    </style:style>
    <style:style style:name="ce1" style:family="table-cell" style:parent-style-name="Accent_20_1" style:data-style-name="N124"/>
    <style:style style:name="ce2" style:family="table-cell" style:parent-style-name="Default" style:data-style-name="N124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ce2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53" table:default-cell-style-name="Default"/>
        <table:table-row table:style-name="ro1">
          <table:table-cell table:style-name="ce3" office:value-type="string" calcext:value-type="string">
            <text:p>x</text:p>
          </table:table-cell>
          <table:table-cell table:style-name="ce4" table:number-columns-repeated="6"/>
          <table:table-cell table:style-name="ce5"/>
          <table:table-cell table:style-name="ce4" table:number-columns-repeated="56"/>
        </table:table-row>
        <table:table-row table:style-name="ro1">
          <table:table-cell/>
          <table:table-cell table:style-name="Accent_20_1" office:value-type="string" calcext:value-type="string">
            <text:p>name</text:p>
          </table:table-cell>
          <table:table-cell table:style-name="Accent_20_1" office:value-type="string" calcext:value-type="string">
            <text:p>x</text:p>
          </table:table-cell>
          <table:table-cell table:style-name="Accent_20_1" office:value-type="string" calcext:value-type="string">
            <text:p>state</text:p>
          </table:table-cell>
          <table:table-cell table:style-name="Accent_20_1" office:value-type="string" calcext:value-type="string">
            <text:p>use</text:p>
          </table:table-cell>
          <table:table-cell table:style-name="Accent_20_1" office:value-type="string" calcext:value-type="string">
            <text:p>school</text:p>
          </table:table-cell>
          <table:table-cell table:style-name="Accent_20_1" office:value-type="string" calcext:value-type="string">
            <text:p>x</text:p>
          </table:table-cell>
          <table:table-cell table:style-name="ce1" office:value-type="string" calcext:value-type="string">
            <text:p>value</text:p>
          </table:table-cell>
          <table:table-cell table:style-name="Accent_20_1" office:value-type="string" calcext:value-type="string">
            <text:p>per unit</text:p>
          </table:table-cell>
          <table:table-cell table:style-name="Accent_20_1" office:value-type="string" calcext:value-type="string">
            <text:p>x</text:p>
          </table:table-cell>
          <table:table-cell table:style-name="Accent_20_1" office:value-type="string" calcext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 calcext:value-type="string">
            <text:p>Philosopher’s Ston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352000" calcext:value-type="float">
            <text:p>352,000.0 </text:p>
          </table:table-cell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Red Water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20" calcext:value-type="float">
            <text:p>2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Yellow Powder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5" calcext:value-type="float">
            <text:p>5.0 </text:p>
          </table:table-cell>
          <table:table-cell office:value-type="string" calcext:value-type="string">
            <text:p>per ounce</text:p>
          </table:table-cell>
          <table:table-cell/>
          <table:table-cell office:value-type="string" calcext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Elven Win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5" calcext:value-type="float">
            <text:p>15.0 </text:p>
          </table:table-cell>
          <table:table-cell office:value-type="string" calcext:value-type="string">
            <text:p>per gallon</text:p>
          </table:table-cell>
          <table:table-cell/>
          <table:table-cell office:value-type="string" calcext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Liquid Light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7" calcext:value-type="float">
            <text:p>7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Liquid Fear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4" calcext:value-type="float">
            <text:p>14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Liquid Joy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24" calcext:value-type="float">
            <text:p>24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Liquid Calm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6" calcext:value-type="float">
            <text:p>16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ot of Healing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Necromancy</text:p>
          </table:table-cell>
          <table:table-cell/>
          <table:table-cell office:value-type="float" office:value="125" calcext:value-type="float">
            <text:p>125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Pot of Vitality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60" calcext:value-type="float">
            <text:p>6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ot of Cur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100" calcext:value-type="float">
            <text:p>10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ot of Resistanc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175" calcext:value-type="float">
            <text:p>175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ot of Elemental Resistanc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250" calcext:value-type="float">
            <text:p>25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Pot of Barkskin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80" calcext:value-type="float">
            <text:p>8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Pot of Stoneskin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90" calcext:value-type="float">
            <text:p>9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Liquid Rag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40" calcext:value-type="float">
            <text:p>4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Liquid Lov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400" calcext:value-type="float">
            <text:p>40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Liquid Greed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35" calcext:value-type="float">
            <text:p>135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ot of Enhancement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80" calcext:value-type="float">
            <text:p>18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ot of Detection: …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ivination</text:p>
          </table:table-cell>
          <table:table-cell/>
          <table:table-cell office:value-type="float" office:value="300" calcext:value-type="float">
            <text:p>30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ot of Sense: …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ivination</text:p>
          </table:table-cell>
          <table:table-cell/>
          <table:table-cell office:value-type="float" office:value="235" calcext:value-type="float">
            <text:p>235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ot of Understanding: …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ivination</text:p>
          </table:table-cell>
          <table:table-cell/>
          <table:table-cell office:value-type="float" office:value="800" calcext:value-type="float">
            <text:p>80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ot of Hast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50" calcext:value-type="float">
            <text:p>15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ot of Dragon’s Breath: Color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Conjuration</text:p>
          </table:table-cell>
          <table:table-cell/>
          <table:table-cell office:value-type="float" office:value="150" calcext:value-type="float">
            <text:p>15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ot of Form: Shadow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250" calcext:value-type="float">
            <text:p>25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ot of Form: Gas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30" calcext:value-type="float">
            <text:p>13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ot of Form: Aqua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35" calcext:value-type="float">
            <text:p>135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ot of Form: Freedom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70" calcext:value-type="float">
            <text:p>17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Hell Oil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600" calcext:value-type="float">
            <text:p>600.0 </text:p>
          </table:table-cell>
          <table:table-cell office:value-type="string" calcext:value-type="string">
            <text:p>per pound</text:p>
          </table:table-cell>
          <table:table-cell/>
          <table:table-cell office:value-type="string" calcext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ce Oil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600" calcext:value-type="float">
            <text:p>600.0 </text:p>
          </table:table-cell>
          <table:table-cell office:value-type="string" calcext:value-type="string">
            <text:p>per pound</text:p>
          </table:table-cell>
          <table:table-cell/>
          <table:table-cell office:value-type="string" calcext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iner’s Savior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5" calcext:value-type="float">
            <text:p>15.0 </text:p>
          </table:table-cell>
          <table:table-cell office:value-type="string" calcext:value-type="string">
            <text:p>per pound</text:p>
          </table:table-cell>
          <table:table-cell/>
          <table:table-cell office:value-type="string" calcext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Assassins’s Slick</text:p>
          </table:table-cell>
          <table:table-cell/>
          <table:table-cell office:value-type="string" calcext:value-type="string">
            <text:p>Semi-Gas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8" calcext:value-type="float">
            <text:p>18.0 </text:p>
          </table:table-cell>
          <table:table-cell office:value-type="string" calcext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Assassins’s Ink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3" calcext:value-type="float">
            <text:p>3.0 </text:p>
          </table:table-cell>
          <table:table-cell office:value-type="string" calcext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Traditional Poison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0" calcext:value-type="float">
            <text:p>10.0 </text:p>
          </table:table-cell>
          <table:table-cell office:value-type="string" calcext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Imparement Poison: …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5" calcext:value-type="float">
            <text:p>15.0 </text:p>
          </table:table-cell>
          <table:table-cell office:value-type="string" calcext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King’s Last Drink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30" calcext:value-type="float">
            <text:p>30.0 </text:p>
          </table:table-cell>
          <table:table-cell office:value-type="string" calcext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Stink</text:p>
          </table:table-cell>
          <table:table-cell/>
          <table:table-cell office:value-type="string" calcext:value-type="string">
            <text:p>Semi-Ga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4" calcext:value-type="float">
            <text:p>4.0 </text:p>
          </table:table-cell>
          <table:table-cell office:value-type="string" calcext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Royal Water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8" calcext:value-type="float">
            <text:p>18.0 </text:p>
          </table:table-cell>
          <table:table-cell office:value-type="string" calcext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Enchanter’s Acid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20" calcext:value-type="float">
            <text:p>20.0 </text:p>
          </table:table-cell>
          <table:table-cell office:value-type="string" calcext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Dwarven Grease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20" calcext:value-type="float">
            <text:p>20.0 </text:p>
          </table:table-cell>
          <table:table-cell office:value-type="string" calcext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Scar Balm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Necromancy</text:p>
          </table:table-cell>
          <table:table-cell/>
          <table:table-cell office:value-type="float" office:value="12" calcext:value-type="float">
            <text:p>12.0 </text:p>
          </table:table-cell>
          <table:table-cell office:value-type="string" calcext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Heamox Balm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Necromancy</text:p>
          </table:table-cell>
          <table:table-cell/>
          <table:table-cell office:value-type="float" office:value="15" calcext:value-type="float">
            <text:p>15.0 </text:p>
          </table:table-cell>
          <table:table-cell office:value-type="string" calcext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Huumpo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7" calcext:value-type="float">
            <text:p>7.0 </text:p>
          </table:table-cell>
          <table:table-cell office:value-type="string" calcext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Alchemical Clay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4" calcext:value-type="float">
            <text:p>4.0 </text:p>
          </table:table-cell>
          <table:table-cell office:value-type="string" calcext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Alchemical Fiber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20" calcext:value-type="float">
            <text:p>20.0 </text:p>
          </table:table-cell>
          <table:table-cell office:value-type="string" calcext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Alchemical Leather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24" calcext:value-type="float">
            <text:p>24.0 </text:p>
          </table:table-cell>
          <table:table-cell office:value-type="string" calcext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Elvenfiber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35" calcext:value-type="float">
            <text:p>35.0 </text:p>
          </table:table-cell>
          <table:table-cell office:value-type="string" calcext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Dark Oil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40" calcext:value-type="float">
            <text:p>40.0 </text:p>
          </table:table-cell>
          <table:table-cell office:value-type="string" calcext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lack Steel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75" calcext:value-type="float">
            <text:p>75.0 </text:p>
          </table:table-cell>
          <table:table-cell office:value-type="string" calcext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ituitem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25" calcext:value-type="float">
            <text:p>25.0 </text:p>
          </table:table-cell>
          <table:table-cell office:value-type="string" calcext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Pressigen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50" calcext:value-type="float">
            <text:p>150.0 </text:p>
          </table:table-cell>
          <table:table-cell office:value-type="string" calcext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Pure Forc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2" calcext:value-type="float">
            <text:p>12.0 </text:p>
          </table:table-cell>
          <table:table-cell office:value-type="string" calcext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Magical Bean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" calcext:value-type="float">
            <text:p>1.0 </text:p>
          </table:table-cell>
          <table:table-cell office:value-type="string" calcext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Alchemical Chalk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.4" calcext:value-type="float">
            <text:p>1.4 </text:p>
          </table:table-cell>
          <table:table-cell office:value-type="string" calcext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Alchemical Thermit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5.8" calcext:value-type="float">
            <text:p>5.8 </text:p>
          </table:table-cell>
          <table:table-cell office:value-type="string" calcext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Alchemical Explosiv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4.6" calcext:value-type="float">
            <text:p>4.6 </text:p>
          </table:table-cell>
          <table:table-cell office:value-type="string" calcext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Suregrip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0.2" calcext:value-type="float">
            <text:p>0.2 </text:p>
          </table:table-cell>
          <table:table-cell office:value-type="string" calcext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ulbki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8" calcext:value-type="float">
            <text:p>18.0 </text:p>
          </table:table-cell>
          <table:table-cell office:value-type="string" calcext:value-type="string">
            <text:p>per pound</text:p>
          </table:table-cell>
          <table:table-cell/>
          <table:table-cell office:value-type="string" calcext:value-type="string">
            <text:p>A high-end powder hallucinogen inhalant. Mildly addictive, and overdose is uncommon.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Nova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2" calcext:value-type="float">
            <text:p>12.0 </text:p>
          </table:table-cell>
          <table:table-cell office:value-type="string" calcext:value-type="string">
            <text:p>per pound</text:p>
          </table:table-cell>
          <table:table-cell/>
          <table:table-cell office:value-type="string" calcext:value-type="string">
            <text:p><text:span text:style-name="T3">A mid-end powder </text:span>stimulant inhalant. Addiction is common, and overdose is deadly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areanamon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25" calcext:value-type="float">
            <text:p>25.0 </text:p>
          </table:table-cell>
          <table:table-cell office:value-type="string" calcext:value-type="string">
            <text:p>per pound</text:p>
          </table:table-cell>
          <table:table-cell/>
          <table:table-cell office:value-type="string" calcext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siopara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63" calcext:value-type="float">
            <text:p>63.0 </text:p>
          </table:table-cell>
          <table:table-cell office:value-type="string" calcext:value-type="string">
            <text:p>per pound</text:p>
          </table:table-cell>
          <table:table-cell/>
          <table:table-cell office:value-type="string" calcext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Rune, Wonder: …</text:p>
          </table:table-cell>
          <table:table-cell/>
          <table:table-cell office:value-type="string" calcext:value-type="string">
            <text:p>Arcana</text:p>
          </table:table-cell>
          <table:table-cell office:value-type="string" calcext:value-type="string">
            <text:p>Run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600" calcext:value-type="float">
            <text:p>600.0 </text:p>
          </table:table-cell>
          <table:table-cell office:value-type="string" calcext:value-type="string">
            <text:p>per rune</text:p>
          </table:table-cell>
          <table:table-cell/>
          <table:table-cell office:value-type="string" calcext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Rune, Enhance: …</text:p>
          </table:table-cell>
          <table:table-cell/>
          <table:table-cell office:value-type="string" calcext:value-type="string">
            <text:p>Arcana</text:p>
          </table:table-cell>
          <table:table-cell office:value-type="string" calcext:value-type="string">
            <text:p>Run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200" calcext:value-type="float">
            <text:p>1,200.0 </text:p>
          </table:table-cell>
          <table:table-cell office:value-type="string" calcext:value-type="string">
            <text:p>per rune</text:p>
          </table:table-cell>
          <table:table-cell/>
          <table:table-cell office:value-type="string" calcext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Rune, Curse: …</text:p>
          </table:table-cell>
          <table:table-cell/>
          <table:table-cell office:value-type="string" calcext:value-type="string">
            <text:p>Arcana</text:p>
          </table:table-cell>
          <table:table-cell office:value-type="string" calcext:value-type="string">
            <text:p>Run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300" calcext:value-type="float">
            <text:p>300.0 </text:p>
          </table:table-cell>
          <table:table-cell office:value-type="string" calcext:value-type="string">
            <text:p>per rune</text:p>
          </table:table-cell>
          <table:table-cell/>
          <table:table-cell office:value-type="string" calcext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Scroll of First Level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300" calcext:value-type="float">
            <text:p>300.0 </text:p>
          </table:table-cell>
          <table:table-cell office:value-type="string" calcext:value-type="string">
            <text:p>per scroll</text:p>
          </table:table-cell>
          <table:table-cell/>
          <table:table-cell office:value-type="string" calcext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Scroll of Second Level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00" calcext:value-type="float">
            <text:p>900.0 </text:p>
          </table:table-cell>
          <table:table-cell office:value-type="string" calcext:value-type="string">
            <text:p>per scroll</text:p>
          </table:table-cell>
          <table:table-cell/>
          <table:table-cell office:value-type="string" calcext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Scroll of Third Level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700" calcext:value-type="float">
            <text:p>2,700.0 </text:p>
          </table:table-cell>
          <table:table-cell office:value-type="string" calcext:value-type="string">
            <text:p>per scroll</text:p>
          </table:table-cell>
          <table:table-cell/>
          <table:table-cell office:value-type="string" calcext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Spell Gem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9000" calcext:value-type="float">
            <text:p>9,000.0 </text:p>
          </table:table-cell>
          <table:table-cell office:value-type="string" calcext:value-type="string">
            <text:p>per carat/5 slots</text:p>
          </table:table-cell>
          <table:table-cell/>
          <table:table-cell office:value-type="string" calcext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Heart Vin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onjuration</text:p>
          </table:table-cell>
          <table:table-cell/>
          <table:table-cell office:value-type="float" office:value="300" calcext:value-type="float">
            <text:p>300.0 </text:p>
          </table:table-cell>
          <table:table-cell office:value-type="string" calcext:value-type="string">
            <text:p>per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Flashpellet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4" calcext:value-type="float">
            <text:p>14.0 </text:p>
          </table:table-cell>
          <table:table-cell office:value-type="string" calcext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Spell-smoke</text:p>
          </table:table-cell>
          <table:table-cell/>
          <table:table-cell office:value-type="string" calcext:value-type="string">
            <text:p>Ga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7" calcext:value-type="float">
            <text:p>7.0 </text:p>
          </table:table-cell>
          <table:table-cell office:value-type="string" calcext:value-type="string">
            <text:p>per pound</text:p>
          </table:table-cell>
          <table:table-cell/>
          <table:table-cell office:value-type="string" calcext:value-type="string">
            <text:p>Produced by many formulas, when reproducible in solid product, such as a bundle of herb or some such, this is a powerful tool in a mage-hunter’s belt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Thorn Bloom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onjuration</text:p>
          </table:table-cell>
          <table:table-cell/>
          <table:table-cell office:value-type="float" office:value="40" calcext:value-type="float">
            <text:p>40.0 </text:p>
          </table:table-cell>
          <table:table-cell office:value-type="string" calcext:value-type="string">
            <text:p>per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Auspex Lens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Divination</text:p>
          </table:table-cell>
          <table:table-cell table:number-columns-repeated="2"/>
          <table:table-cell office:value-type="string" calcext:value-type="string">
            <text:p>per carat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Temptation Arch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Chaotic Gold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 table:number-columns-repeated="58"/>
        </table:table-row>
        <table:table-row table:style-name="ro1" table:number-rows-repeated="104849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4P0" style:volatile="true">
      <number:number number:decimal-places="1" loext:min-decimal-places="1" number:min-integer-digits="1" number:grouping="true"/>
      <number:text> </number:text>
    </number:number-style>
    <number:number-style style:name="N124" number:title="User-defined">
      <number:text>(</number:text>
      <number:number number:decimal-places="1" loext:min-decimal-places="1" number:min-integer-digits="1" number:grouping="true"/>
      <number:text>)</number:text>
      <style:map style:condition="value()&gt;=0" style:apply-style-name="N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19:43:28.6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3T00:29:29.405000000</meta:creation-date>
    <dc:date>2022-08-04T20:09:58.264000000</dc:date>
    <meta:editing-duration>PT12H39M28S</meta:editing-duration>
    <meta:editing-cycles>7</meta:editing-cycles>
    <meta:generator>LibreOffice/6.4.2.2$Windows_X86_64 LibreOffice_project/4e471d8c02c9c90f512f7f9ead8875b57fcb1ec3</meta:generator>
    <meta:document-statistic meta:table-count="1" meta:cell-count="499" meta:object-count="0"/>
  </office:meta>
</office:document-meta>
</file>